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6000001663479593F.png" manifest:media-type=""/>
  <manifest:file-entry manifest:full-path="Pictures/100000000000032000000271146C43E6.png" manifest:media-type=""/>
  <manifest:file-entry manifest:full-path="Pictures/100002010000019000000190EA795408.png" manifest:media-type=""/>
  <manifest:file-entry manifest:full-path="Pictures/10000000000003BE0000040FF0D0602A.png" manifest:media-type=""/>
  <manifest:file-entry manifest:full-path="Pictures/10000201000000B4000000B4A2992366.png" manifest:media-type=""/>
  <manifest:file-entry manifest:full-path="Pictures/10000000000001250000019964CF7903.png" manifest:media-type=""/>
  <manifest:file-entry manifest:full-path="Pictures/100000000000013A0000011E5F7DE34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1cm" svg:stroke-color="#ff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Dashed_20__28_var_29_" svg:stroke-width="0.102cm" svg:stroke-color="#666666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7" style:family="graphic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26cm" svg:stroke-color="#77777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10" style:family="graphic" style:parent-style-name="objectwithoutfill">
      <style:graphic-properties draw:stroke="dash" draw:stroke-dash="Fine_20_Dashed" svg:stroke-width="0.051cm" svg:stroke-color="#80808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978cm"/>
    </style:style>
    <style:style style:name="gr12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793cm"/>
    </style:style>
    <style:style style:name="gr14" style:family="graphic" style:list-style-name="L2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15" style:family="graphic" style:list-style-name="L2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6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268cm"/>
    </style:style>
    <style:style style:name="gr18" style:family="graphic" style:parent-style-name="objectwithoutfill">
      <style:graphic-properties svg:stroke-width="0.203cm" svg:stroke-color="#ffff00" draw:marker-start-width="0.503cm" draw:marker-end-width="0.503cm" draw:fill="none" draw:textarea-vertical-align="middle" fo:padding-top="0.225cm" fo:padding-bottom="0.225cm" fo:padding-left="0.35cm" fo:padding-right="0.35cm" draw:shadow-offset-x="0.203cm" draw:shadow-offset-y="0.203cm"/>
    </style:style>
    <style:style style:name="gr19" style:family="graphic" style:parent-style-name="objectwithoutfill">
      <style:graphic-properties svg:stroke-width="0.203cm" svg:stroke-color="#ffff00" draw:marker-start-width="0.503cm" draw:marker-end-width="0.503cm" draw:fill="none" draw:textarea-vertical-align="middle" fo:padding-top="0.225cm" fo:padding-bottom="0.225cm" fo:padding-left="0.35cm" fo:padding-right="0.35cm"/>
    </style:style>
    <style:style style:name="gr20" style:family="graphic">
      <style:graphic-properties draw:stroke="dash" draw:stroke-dash="Dashed_20__28_var_29_" svg:stroke-width="0.102cm" svg:stroke-color="#666666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21" style:family="graphic" style:list-style-name="L2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22" style:family="graphic" style:list-style-name="L2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23" style:family="graphic" style:list-style-name="L2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24" style:family="graphic" style:list-style-name="L2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 style:writing-mode="lr-tb"/>
    </style:style>
    <style:style style:name="P4" style:family="paragraph">
      <style:text-properties fo:font-size="18pt"/>
    </style:style>
    <style:style style:name="P5" style:family="paragraph">
      <style:text-properties fo:font-size="18pt" fo:font-weight="bold" style:font-weight-asian="bold" style:font-weight-complex="bold"/>
    </style:style>
    <style:style style:name="P6" style:family="paragraph">
      <style:paragraph-properties fo:margin-left="0cm" fo:margin-right="0cm" fo:line-height="100%" fo:text-indent="0cm" style:writing-mode="lr-tb" style:font-independent-line-spacing="true"/>
      <style:text-properties fo:font-size="19.8999996185303pt"/>
    </style:style>
    <style:style style:name="P7" style:family="paragraph">
      <style:paragraph-properties fo:text-align="center"/>
      <style:text-properties fo:font-size="18pt" fo:font-weight="bold" style:font-weight-asian="bold" style:font-weight-complex="bold"/>
    </style:style>
    <style:style style:name="P8" style:family="paragraph">
      <style:text-properties fo:font-size="20pt"/>
    </style:style>
    <style:style style:name="P9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975cm" svg:height="7.263cm" svg:x="18.68cm" svg:y="7.004cm">
          <draw:image xlink:href="Pictures/100000000000013A0000011E5F7DE340.png" xlink:type="simple" xlink:show="embed" xlink:actuate="onLoad">
            <text:p/>
          </draw:image>
        </draw:frame>
        <draw:frame draw:style-name="gr1" draw:text-style-name="P1" draw:layer="layout" svg:width="7.441cm" svg:height="10.388cm" svg:x="1.347cm" svg:y="5.442cm">
          <draw:image xlink:href="Pictures/10000000000001250000019964CF7903.png" xlink:type="simple" xlink:show="embed" xlink:actuate="onLoad">
            <text:p/>
          </draw:image>
        </draw:frame>
        <draw:frame draw:style-name="gr2" draw:layer="layout" svg:width="4.663cm" svg:height="0.962cm" svg:x="11.587cm" svg:y="5.749cm">
          <draw:text-box>
            <text:p>Quick start link</text:p>
          </draw:text-box>
        </draw:frame>
        <draw:frame draw:style-name="gr2" draw:layer="layout" svg:width="6.522cm" svg:height="0.962cm" svg:x="10.742cm" svg:y="9.7cm">
          <draw:text-box>
            <text:p>Container screenshot</text:p>
          </draw:text-box>
        </draw:frame>
        <draw:frame draw:style-name="gr2" draw:layer="layout" svg:width="4.519cm" svg:height="0.962cm" svg:x="11.731cm" svg:y="13.542cm">
          <draw:text-box>
            <text:p>Storage meter</text:p>
          </draw:text-box>
        </draw:frame>
        <draw:line draw:style-name="gr3" draw:text-style-name="P1" draw:layer="layout" svg:x1="3.861cm" svg:y1="6.198cm" svg:x2="2.312cm" svg:y2="6.503cm">
          <text:p/>
        </draw:line>
        <draw:line draw:style-name="gr4" draw:text-style-name="P1" draw:layer="layout" svg:x1="11.587cm" svg:y1="6.198cm" svg:x2="3.861cm" svg:y2="6.198cm">
          <text:p/>
        </draw:line>
        <draw:line draw:style-name="gr3" draw:text-style-name="P1" draw:layer="layout" svg:x1="10.742cm" svg:y1="10.16cm" svg:x2="8.408cm" svg:y2="10.16cm">
          <text:p/>
        </draw:line>
        <draw:line draw:style-name="gr3" draw:text-style-name="P1" draw:layer="layout" svg:x1="11.731cm" svg:y1="13.996cm" svg:x2="8.509cm" svg:y2="14.834cm">
          <text:p/>
        </draw:line>
        <draw:line draw:style-name="gr3" draw:text-style-name="P1" draw:layer="layout" svg:x1="16.25cm" svg:y1="14.021cm" svg:x2="18.974cm" svg:y2="13.437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6" draw:text-style-name="P1" draw:layer="layout" svg:width="7.475cm" svg:height="5.661cm" svg:x="13.897cm" svg:y="4.8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926cm" svg:height="2.032cm" svg:x="14.156cm" svg:y="5.164cm">
          <text:p text:style-name="P2">Web Serv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35cm" svg:height="1.778cm" svg:x="14.462cm" svg:y="8.52cm">
          <text:p text:style-name="P2">Middleware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3.932cm" svg:height="4.141cm" svg:x="13.716cm" svg:y="14.039cm">
          <draw:image xlink:href="Pictures/10000201000000B4000000B4A2992366.png" xlink:type="simple" xlink:show="embed" xlink:actuate="onLoad">
            <text:p/>
          </draw:image>
        </draw:frame>
        <draw:line draw:style-name="gr9" draw:text-style-name="P3" draw:layer="layout" svg:x1="26.599cm" svg:y1="12.24cm" svg:x2="26.955cm" svg:y2="15.415cm">
          <text:p/>
        </draw:line>
        <draw:line draw:style-name="gr9" draw:text-style-name="P3" draw:layer="layout" svg:x1="26.241cm" svg:y1="12.24cm" svg:x2="26.598cm" svg:y2="15.415cm">
          <text:p/>
        </draw:line>
        <draw:line draw:style-name="gr9" draw:text-style-name="P3" draw:layer="layout" svg:x1="25.884cm" svg:y1="12.24cm" svg:x2="26.24cm" svg:y2="15.415cm">
          <text:p/>
        </draw:line>
        <draw:line draw:style-name="gr9" draw:text-style-name="P3" draw:layer="layout" svg:x1="25.527cm" svg:y1="12.24cm" svg:x2="25.883cm" svg:y2="15.415cm">
          <text:p/>
        </draw:line>
        <draw:line draw:style-name="gr9" draw:text-style-name="P3" draw:layer="layout" svg:x1="25.169cm" svg:y1="12.24cm" svg:x2="25.526cm" svg:y2="15.415cm">
          <text:p/>
        </draw:line>
        <draw:line draw:style-name="gr9" draw:text-style-name="P3" draw:layer="layout" svg:x1="24.812cm" svg:y1="12.24cm" svg:x2="25.168cm" svg:y2="15.415cm">
          <text:p/>
        </draw:line>
        <draw:line draw:style-name="gr9" draw:text-style-name="P3" draw:layer="layout" svg:x1="24.455cm" svg:y1="12.24cm" svg:x2="24.811cm" svg:y2="15.415cm">
          <text:p/>
        </draw:line>
        <draw:line draw:style-name="gr9" draw:text-style-name="P3" draw:layer="layout" svg:x1="24.097cm" svg:y1="12.24cm" svg:x2="24.454cm" svg:y2="15.415cm">
          <text:p/>
        </draw:line>
        <draw:line draw:style-name="gr9" draw:text-style-name="P3" draw:layer="layout" svg:x1="23.74cm" svg:y1="12.24cm" svg:x2="24.096cm" svg:y2="15.415cm">
          <text:p/>
        </draw:line>
        <draw:g>
          <draw:line draw:style-name="gr9" draw:text-style-name="P3" draw:layer="layout" svg:x1="26.954cm" svg:y1="12.558cm" svg:x2="23.518cm" svg:y2="12.558cm">
            <text:p/>
          </draw:line>
          <draw:line draw:style-name="gr9" draw:text-style-name="P3" draw:layer="layout" svg:x1="26.998cm" svg:y1="12.981cm" svg:x2="23.563cm" svg:y2="12.981cm">
            <text:p/>
          </draw:line>
          <draw:line draw:style-name="gr9" draw:text-style-name="P3" draw:layer="layout" svg:x1="27.043cm" svg:y1="13.404cm" svg:x2="23.608cm" svg:y2="13.404cm">
            <text:p/>
          </draw:line>
          <draw:line draw:style-name="gr9" draw:text-style-name="P3" draw:layer="layout" svg:x1="23.654cm" svg:y1="13.828cm" svg:x2="27.089cm" svg:y2="13.828cm">
            <text:p/>
          </draw:line>
          <draw:line draw:style-name="gr9" draw:text-style-name="P3" draw:layer="layout" svg:x1="27.134cm" svg:y1="14.251cm" svg:x2="23.699cm" svg:y2="14.251cm">
            <text:p/>
          </draw:line>
          <draw:line draw:style-name="gr9" draw:text-style-name="P3" draw:layer="layout" svg:x1="27.179cm" svg:y1="14.674cm" svg:x2="23.743cm" svg:y2="14.674cm">
            <text:p/>
          </draw:line>
          <draw:line draw:style-name="gr9" draw:text-style-name="P3" draw:layer="layout" svg:x1="27.224cm" svg:y1="15.098cm" svg:x2="23.788cm" svg:y2="15.098cm">
            <text:p/>
          </draw:line>
        </draw:g>
        <draw:line draw:style-name="gr10" draw:text-style-name="P1" draw:layer="layout" svg:x1="10.208cm" svg:y1="4.24cm" svg:x2="10.208cm" svg:y2="19.48cm">
          <text:p/>
        </draw:line>
        <draw:frame draw:style-name="gr8" draw:text-style-name="P1" draw:layer="layout" svg:width="7.528cm" svg:height="7.19cm" svg:x="1.616cm" svg:y="5.002cm">
          <draw:image xlink:href="Pictures/10000000000003BE0000040FF0D0602A.png" xlink:type="simple" xlink:show="embed" xlink:actuate="onLoad">
            <text:p/>
          </draw:image>
        </draw:frame>
        <draw:frame draw:style-name="gr11" draw:text-style-name="P5" draw:layer="layout" svg:width="6.64cm" svg:height="0.962cm" svg:x="2.094cm" svg:y="3.302cm">
          <draw:text-box>
            <text:p text:style-name="P4"><text:span text:style-name="T1">User's Web Browser</text:span></text:p>
          </draw:text-box>
        </draw:frame>
        <draw:custom-shape draw:style-name="gr7" draw:text-style-name="P2" draw:layer="Layout" svg:width="2.917cm" svg:height="1.524cm" svg:x="18.781cm" svg:y="12.632cm">
          <text:p text:style-name="P2">Submit</text:p>
          <text:p text:style-name="P2">Proxy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6.764cm" svg:y1="14.732cm" svg:x2="18.581cm" svg:y2="13.462cm">
          <text:p/>
        </draw:line>
        <draw:line draw:style-name="gr12" draw:text-style-name="P1" draw:layer="layout" svg:x1="21.844cm" svg:y1="13.432cm" svg:x2="23.508cm" svg:y2="13.404cm">
          <text:p/>
        </draw:line>
        <draw:frame draw:style-name="gr2" draw:text-style-name="P4" draw:layer="layout" svg:width="1.81cm" svg:height="0.954cm" svg:x="24.208cm" svg:y="11.146cm">
          <draw:text-box>
            <text:p text:style-name="P4"><text:span text:style-name="T1">Grid</text:span></text:p>
          </draw:text-box>
        </draw:frame>
        <draw:frame draw:style-name="gr8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8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8" draw:text-style-name="P1" draw:layer="layout" svg:width="2.662cm" svg:height="2.87cm" svg:x="18.98cm" svg:y="17.204cm">
          <draw:image xlink:href="Pictures/10000201000000B4000000B4A2992366.png" xlink:type="simple" xlink:show="embed" xlink:actuate="onLoad">
            <text:p/>
          </draw:image>
        </draw:frame>
        <draw:frame draw:style-name="gr13" draw:text-style-name="P5" draw:layer="layout" svg:width="4.376cm" svg:height="0.962cm" svg:x="21.035cm" svg:y="18.904cm">
          <draw:text-box>
            <text:p text:style-name="P4"><text:span text:style-name="T1">Visualization</text:span></text:p>
          </draw:text-box>
        </draw:frame>
        <draw:line draw:style-name="gr12" draw:text-style-name="P1" draw:layer="layout" svg:x1="16.848cm" svg:y1="16.918cm" svg:x2="18.934cm" svg:y2="18.18cm">
          <text:p/>
        </draw:line>
        <draw:custom-shape draw:style-name="gr14" draw:text-style-name="P6" draw:layer="Layout" svg:width="2.676cm" svg:height="2.532cm" svg:x="21.6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6" draw:layer="Layout" svg:width="2.794cm" svg:height="2.332cm" svg:x="10.815cm" svg:y="12.4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1" draw:layer="layout" svg:width="2.153cm" svg:height="2.177cm" svg:x="21.853cm" svg:y="16.438cm">
          <draw:image xlink:href="Pictures/100002010000019000000190EA795408.png" xlink:type="simple" xlink:show="embed" xlink:actuate="onLoad">
            <text:p/>
          </draw:image>
        </draw:frame>
        <draw:frame draw:style-name="gr8" draw:text-style-name="P1" draw:layer="layout" svg:width="2.206cm" svg:height="1.876cm" svg:x="11.075cm" svg:y="12.685cm">
          <draw:image xlink:href="Pictures/100000000000032000000271146C43E6.png" xlink:type="simple" xlink:show="embed" xlink:actuate="onLoad">
            <text:p/>
          </draw:image>
        </draw:frame>
        <draw:frame draw:style-name="gr16" draw:text-style-name="P7" draw:layer="layout" svg:width="4.414cm" svg:height="2.384cm" svg:x="10.308cm" svg:y="14.841cm">
          <draw:text-box>
            <text:p text:style-name="P2"><text:span text:style-name="T1">Tool</text:span></text:p>
            <text:p text:style-name="P2"><text:span text:style-name="T1">Session</text:span></text:p>
            <text:p text:style-name="P2"><text:span text:style-name="T1">Containers</text:span></text:p>
          </draw:text-box>
        </draw:frame>
        <draw:frame draw:style-name="gr17" draw:text-style-name="P5" draw:layer="layout" svg:width="7.768cm" svg:height="0.962cm" svg:x="15.781cm" svg:y="3.31cm">
          <draw:text-box>
            <text:p text:style-name="P4"><text:span text:style-name="T1">HUBzero Infrastructure</text:span></text:p>
          </draw:text-box>
        </draw:frame>
        <draw:line draw:style-name="gr18" draw:text-style-name="P1" draw:layer="layout" svg:x1="9.144cm" svg:y1="6.65cm" svg:x2="17.526cm" svg:y2="6.604cm">
          <text:p/>
        </draw:line>
        <draw:line draw:style-name="gr19" draw:text-style-name="P1" draw:layer="layout" svg:x1="17.526cm" svg:y1="6.604cm" svg:x2="17.526cm" svg:y2="8.868cm">
          <text:p/>
        </draw:line>
        <draw:line draw:style-name="gr19" draw:text-style-name="P1" draw:layer="layout" svg:x1="17.526cm" svg:y1="8.868cm" svg:x2="15.748cm" svg:y2="8.868cm">
          <text:p/>
        </draw:line>
        <draw:line draw:style-name="gr19" draw:text-style-name="P1" draw:layer="layout" svg:x1="15.748cm" svg:y1="8.868cm" svg:x2="15.748cm" svg:y2="14.478cm">
          <text:p/>
        </draw:line>
        <draw:line draw:style-name="gr12" draw:text-style-name="P1" draw:layer="layout" svg:x1="17.526cm" svg:y1="6.65cm" svg:x2="17.526cm" svg:y2="8.868cm">
          <text:p/>
        </draw:line>
        <draw:line draw:style-name="gr12" draw:text-style-name="P1" draw:layer="layout" svg:x1="15.748cm" svg:y1="11.868cm" svg:x2="15.748cm" svg:y2="13.939cm">
          <text:p/>
        </draw:line>
        <draw:line draw:style-name="gr12" draw:text-style-name="P1" draw:layer="layout" svg:x1="9.476cm" svg:y1="6.642cm" svg:x2="13.794cm" svg:y2="6.642cm">
          <text:p/>
        </draw:lin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20" draw:text-style-name="P1" draw:layer="Layout" svg:width="7.475cm" svg:height="5.661cm" svg:x="13.897cm" svg:y="4.8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926cm" svg:height="2.032cm" svg:x="14.156cm" svg:y="5.164cm">
          <text:p text:style-name="P2">Web Serv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35cm" svg:height="1.778cm" svg:x="14.462cm" svg:y="8.52cm">
          <text:p text:style-name="P2">Middleware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3.932cm" svg:height="4.141cm" svg:x="13.716cm" svg:y="14.039cm">
          <draw:image xlink:href="Pictures/10000201000000B4000000B4A2992366.png" xlink:type="simple" xlink:show="embed" xlink:actuate="onLoad">
            <text:p/>
          </draw:image>
        </draw:frame>
        <draw:line draw:style-name="gr9" draw:text-style-name="P3" draw:layer="layout" svg:x1="26.599cm" svg:y1="12.24cm" svg:x2="26.955cm" svg:y2="15.415cm">
          <text:p/>
        </draw:line>
        <draw:line draw:style-name="gr9" draw:text-style-name="P3" draw:layer="layout" svg:x1="26.241cm" svg:y1="12.24cm" svg:x2="26.598cm" svg:y2="15.415cm">
          <text:p/>
        </draw:line>
        <draw:line draw:style-name="gr9" draw:text-style-name="P3" draw:layer="layout" svg:x1="25.884cm" svg:y1="12.24cm" svg:x2="26.24cm" svg:y2="15.415cm">
          <text:p/>
        </draw:line>
        <draw:line draw:style-name="gr9" draw:text-style-name="P3" draw:layer="layout" svg:x1="25.527cm" svg:y1="12.24cm" svg:x2="25.883cm" svg:y2="15.415cm">
          <text:p/>
        </draw:line>
        <draw:line draw:style-name="gr9" draw:text-style-name="P3" draw:layer="layout" svg:x1="25.169cm" svg:y1="12.24cm" svg:x2="25.526cm" svg:y2="15.415cm">
          <text:p/>
        </draw:line>
        <draw:line draw:style-name="gr9" draw:text-style-name="P3" draw:layer="layout" svg:x1="24.812cm" svg:y1="12.24cm" svg:x2="25.168cm" svg:y2="15.415cm">
          <text:p/>
        </draw:line>
        <draw:line draw:style-name="gr9" draw:text-style-name="P3" draw:layer="layout" svg:x1="24.455cm" svg:y1="12.24cm" svg:x2="24.811cm" svg:y2="15.415cm">
          <text:p/>
        </draw:line>
        <draw:line draw:style-name="gr9" draw:text-style-name="P3" draw:layer="layout" svg:x1="24.097cm" svg:y1="12.24cm" svg:x2="24.454cm" svg:y2="15.415cm">
          <text:p/>
        </draw:line>
        <draw:line draw:style-name="gr9" draw:text-style-name="P3" draw:layer="layout" svg:x1="23.74cm" svg:y1="12.24cm" svg:x2="24.096cm" svg:y2="15.415cm">
          <text:p/>
        </draw:line>
        <draw:g>
          <draw:line draw:style-name="gr9" draw:text-style-name="P3" draw:layer="layout" svg:x1="26.954cm" svg:y1="12.558cm" svg:x2="23.518cm" svg:y2="12.558cm">
            <text:p/>
          </draw:line>
          <draw:line draw:style-name="gr9" draw:text-style-name="P3" draw:layer="layout" svg:x1="26.998cm" svg:y1="12.981cm" svg:x2="23.563cm" svg:y2="12.981cm">
            <text:p/>
          </draw:line>
          <draw:line draw:style-name="gr9" draw:text-style-name="P3" draw:layer="layout" svg:x1="27.043cm" svg:y1="13.404cm" svg:x2="23.608cm" svg:y2="13.404cm">
            <text:p/>
          </draw:line>
          <draw:line draw:style-name="gr9" draw:text-style-name="P3" draw:layer="layout" svg:x1="23.654cm" svg:y1="13.828cm" svg:x2="27.089cm" svg:y2="13.828cm">
            <text:p/>
          </draw:line>
          <draw:line draw:style-name="gr9" draw:text-style-name="P3" draw:layer="layout" svg:x1="27.134cm" svg:y1="14.251cm" svg:x2="23.699cm" svg:y2="14.251cm">
            <text:p/>
          </draw:line>
          <draw:line draw:style-name="gr9" draw:text-style-name="P3" draw:layer="layout" svg:x1="27.179cm" svg:y1="14.674cm" svg:x2="23.743cm" svg:y2="14.674cm">
            <text:p/>
          </draw:line>
          <draw:line draw:style-name="gr9" draw:text-style-name="P3" draw:layer="layout" svg:x1="27.224cm" svg:y1="15.098cm" svg:x2="23.788cm" svg:y2="15.098cm">
            <text:p/>
          </draw:line>
        </draw:g>
        <draw:line draw:style-name="gr10" draw:text-style-name="P1" draw:layer="layout" svg:x1="10.208cm" svg:y1="4.24cm" svg:x2="10.208cm" svg:y2="19.48cm">
          <text:p/>
        </draw:line>
        <draw:frame draw:style-name="gr8" draw:text-style-name="P1" draw:layer="layout" svg:width="7.528cm" svg:height="7.19cm" svg:x="1.616cm" svg:y="5.002cm">
          <draw:image xlink:href="Pictures/10000000000003BE0000040FF0D0602A.png" xlink:type="simple" xlink:show="embed" xlink:actuate="onLoad">
            <text:p/>
          </draw:image>
        </draw:frame>
        <draw:frame draw:style-name="gr11" draw:text-style-name="P5" draw:layer="layout" svg:width="6.64cm" svg:height="0.962cm" svg:x="2.094cm" svg:y="3.302cm">
          <draw:text-box>
            <text:p text:style-name="P4"><text:span text:style-name="T1">User's Web Browser</text:span></text:p>
          </draw:text-box>
        </draw:frame>
        <draw:custom-shape draw:style-name="gr7" draw:text-style-name="P2" draw:layer="Layout" svg:width="2.917cm" svg:height="1.524cm" svg:x="18.781cm" svg:y="12.632cm">
          <text:p text:style-name="P2">Submit</text:p>
          <text:p text:style-name="P2">Proxy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6.764cm" svg:y1="14.732cm" svg:x2="18.581cm" svg:y2="13.462cm">
          <text:p/>
        </draw:line>
        <draw:line draw:style-name="gr12" draw:text-style-name="P1" draw:layer="layout" svg:x1="21.844cm" svg:y1="13.432cm" svg:x2="23.508cm" svg:y2="13.404cm">
          <text:p/>
        </draw:line>
        <draw:frame draw:style-name="gr2" draw:text-style-name="P4" draw:layer="layout" svg:width="1.81cm" svg:height="0.962cm" svg:x="24.208cm" svg:y="11.146cm">
          <draw:text-box>
            <text:p text:style-name="P4"><text:span text:style-name="T1">Grid</text:span></text:p>
          </draw:text-box>
        </draw:frame>
        <draw:frame draw:style-name="gr8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8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8" draw:text-style-name="P1" draw:layer="layout" svg:width="2.662cm" svg:height="2.87cm" svg:x="18.98cm" svg:y="17.204cm">
          <draw:image xlink:href="Pictures/10000201000000B4000000B4A2992366.png" xlink:type="simple" xlink:show="embed" xlink:actuate="onLoad">
            <text:p/>
          </draw:image>
        </draw:frame>
        <draw:frame draw:style-name="gr13" draw:text-style-name="P5" draw:layer="layout" svg:width="4.376cm" svg:height="1.673cm" svg:x="21.035cm" svg:y="18.904cm">
          <draw:text-box>
            <text:p text:style-name="P4"><text:span text:style-name="T1">Visualization</text:span></text:p>
            <text:p text:style-name="P2"><text:span text:style-name="T1">Servers</text:span></text:p>
          </draw:text-box>
        </draw:frame>
        <draw:line draw:style-name="gr12" draw:text-style-name="P1" draw:layer="layout" svg:x1="16.848cm" svg:y1="16.918cm" svg:x2="18.934cm" svg:y2="18.18cm">
          <text:p/>
        </draw:line>
        <draw:custom-shape draw:style-name="gr21" draw:text-style-name="P6" draw:layer="Layout" svg:width="2.676cm" svg:height="2.532cm" svg:x="21.6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6" draw:layer="Layout" svg:width="2.794cm" svg:height="2.332cm" svg:x="10.815cm" svg:y="12.4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1" draw:layer="layout" svg:width="2.153cm" svg:height="2.177cm" svg:x="21.853cm" svg:y="16.438cm">
          <draw:image xlink:href="Pictures/100002010000019000000190EA795408.png" xlink:type="simple" xlink:show="embed" xlink:actuate="onLoad">
            <text:p/>
          </draw:image>
        </draw:frame>
        <draw:frame draw:style-name="gr8" draw:text-style-name="P1" draw:layer="layout" svg:width="2.206cm" svg:height="1.876cm" svg:x="11.075cm" svg:y="12.685cm">
          <draw:image xlink:href="Pictures/100000000000032000000271146C43E6.png" xlink:type="simple" xlink:show="embed" xlink:actuate="onLoad">
            <text:p/>
          </draw:image>
        </draw:frame>
        <draw:frame draw:style-name="gr16" draw:text-style-name="P7" draw:layer="layout" svg:width="4.414cm" svg:height="2.384cm" svg:x="10.308cm" svg:y="14.841cm">
          <draw:text-box>
            <text:p text:style-name="P2"><text:span text:style-name="T1">Tool</text:span></text:p>
            <text:p text:style-name="P2"><text:span text:style-name="T1">Session</text:span></text:p>
            <text:p text:style-name="P2"><text:span text:style-name="T1">Containers</text:span></text:p>
          </draw:text-box>
        </draw:frame>
        <draw:frame draw:style-name="gr17" draw:text-style-name="P5" draw:layer="layout" svg:width="7.768cm" svg:height="0.962cm" svg:x="15.781cm" svg:y="3.31cm">
          <draw:text-box>
            <text:p text:style-name="P4"><text:span text:style-name="T1">HUBzero Infrastructure</text:span></text:p>
          </draw:text-box>
        </draw:frame>
        <draw:line draw:style-name="gr18" draw:text-style-name="P1" draw:layer="layout" svg:x1="9.144cm" svg:y1="6.65cm" svg:x2="17.526cm" svg:y2="6.604cm">
          <text:p/>
        </draw:line>
        <draw:line draw:style-name="gr19" draw:text-style-name="P1" draw:layer="layout" svg:x1="17.526cm" svg:y1="6.604cm" svg:x2="17.526cm" svg:y2="8.868cm">
          <text:p/>
        </draw:line>
        <draw:line draw:style-name="gr19" draw:text-style-name="P1" draw:layer="layout" svg:x1="17.526cm" svg:y1="8.868cm" svg:x2="15.748cm" svg:y2="8.868cm">
          <text:p/>
        </draw:line>
        <draw:line draw:style-name="gr19" draw:text-style-name="P1" draw:layer="layout" svg:x1="15.748cm" svg:y1="8.868cm" svg:x2="15.748cm" svg:y2="14.478cm">
          <text:p/>
        </draw:line>
        <draw:line draw:style-name="gr12" draw:text-style-name="P1" draw:layer="layout" svg:x1="17.526cm" svg:y1="6.65cm" svg:x2="17.526cm" svg:y2="8.868cm">
          <text:p/>
        </draw:line>
        <draw:line draw:style-name="gr12" draw:text-style-name="P1" draw:layer="layout" svg:x1="15.748cm" svg:y1="11.868cm" svg:x2="15.748cm" svg:y2="13.939cm">
          <text:p/>
        </draw:line>
        <draw:line draw:style-name="gr12" draw:text-style-name="P1" draw:layer="layout" svg:x1="9.476cm" svg:y1="6.642cm" svg:x2="13.794cm" svg:y2="6.642cm">
          <text:p/>
        </draw:line>
        <draw:frame draw:style-name="gr16" draw:text-style-name="P7" draw:layer="layout" svg:width="3.662cm" svg:height="1.673cm" svg:x="13.716cm" svg:y="18.18cm">
          <draw:text-box>
            <text:p text:style-name="P2"><text:span text:style-name="T1">Execution Host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7" draw:text-style-name="P2" draw:layer="Layout" svg:width="6.926cm" svg:height="2.032cm" svg:x="14.156cm" svg:y="5.164cm">
          <text:p text:style-name="P2">Web Serv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35cm" svg:height="1.778cm" svg:x="14.462cm" svg:y="8.52cm">
          <text:p text:style-name="P2">Middleware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3.932cm" svg:height="4.141cm" svg:x="13.716cm" svg:y="14.039cm">
          <draw:image xlink:href="Pictures/10000201000000B4000000B4A2992366.png" xlink:type="simple" xlink:show="embed" xlink:actuate="onLoad">
            <text:p/>
          </draw:image>
        </draw:frame>
        <draw:line draw:style-name="gr9" draw:text-style-name="P3" draw:layer="layout" svg:x1="26.599cm" svg:y1="11.14cm" svg:x2="26.955cm" svg:y2="14.315cm">
          <text:p/>
        </draw:line>
        <draw:line draw:style-name="gr9" draw:text-style-name="P3" draw:layer="layout" svg:x1="26.241cm" svg:y1="11.14cm" svg:x2="26.598cm" svg:y2="14.315cm">
          <text:p/>
        </draw:line>
        <draw:line draw:style-name="gr9" draw:text-style-name="P3" draw:layer="layout" svg:x1="25.884cm" svg:y1="11.14cm" svg:x2="26.24cm" svg:y2="14.315cm">
          <text:p/>
        </draw:line>
        <draw:line draw:style-name="gr9" draw:text-style-name="P3" draw:layer="layout" svg:x1="25.527cm" svg:y1="11.14cm" svg:x2="25.883cm" svg:y2="14.315cm">
          <text:p/>
        </draw:line>
        <draw:line draw:style-name="gr9" draw:text-style-name="P3" draw:layer="layout" svg:x1="25.169cm" svg:y1="11.14cm" svg:x2="25.526cm" svg:y2="14.315cm">
          <text:p/>
        </draw:line>
        <draw:line draw:style-name="gr9" draw:text-style-name="P3" draw:layer="layout" svg:x1="24.812cm" svg:y1="11.14cm" svg:x2="25.168cm" svg:y2="14.315cm">
          <text:p/>
        </draw:line>
        <draw:line draw:style-name="gr9" draw:text-style-name="P3" draw:layer="layout" svg:x1="24.455cm" svg:y1="11.14cm" svg:x2="24.811cm" svg:y2="14.315cm">
          <text:p/>
        </draw:line>
        <draw:line draw:style-name="gr9" draw:text-style-name="P3" draw:layer="layout" svg:x1="24.097cm" svg:y1="11.14cm" svg:x2="24.454cm" svg:y2="14.315cm">
          <text:p/>
        </draw:line>
        <draw:line draw:style-name="gr9" draw:text-style-name="P3" draw:layer="layout" svg:x1="23.74cm" svg:y1="11.14cm" svg:x2="24.096cm" svg:y2="14.315cm">
          <text:p/>
        </draw:line>
        <draw:g>
          <draw:line draw:style-name="gr9" draw:text-style-name="P3" draw:layer="layout" svg:x1="26.954cm" svg:y1="11.458cm" svg:x2="23.518cm" svg:y2="11.458cm">
            <text:p/>
          </draw:line>
          <draw:line draw:style-name="gr9" draw:text-style-name="P3" draw:layer="layout" svg:x1="26.998cm" svg:y1="11.881cm" svg:x2="23.563cm" svg:y2="11.881cm">
            <text:p/>
          </draw:line>
          <draw:line draw:style-name="gr9" draw:text-style-name="P3" draw:layer="layout" svg:x1="27.043cm" svg:y1="12.304cm" svg:x2="23.608cm" svg:y2="12.304cm">
            <text:p/>
          </draw:line>
          <draw:line draw:style-name="gr9" draw:text-style-name="P3" draw:layer="layout" svg:x1="23.654cm" svg:y1="12.728cm" svg:x2="27.089cm" svg:y2="12.728cm">
            <text:p/>
          </draw:line>
          <draw:line draw:style-name="gr9" draw:text-style-name="P3" draw:layer="layout" svg:x1="27.134cm" svg:y1="13.151cm" svg:x2="23.699cm" svg:y2="13.151cm">
            <text:p/>
          </draw:line>
          <draw:line draw:style-name="gr9" draw:text-style-name="P3" draw:layer="layout" svg:x1="27.179cm" svg:y1="13.574cm" svg:x2="23.743cm" svg:y2="13.574cm">
            <text:p/>
          </draw:line>
          <draw:line draw:style-name="gr9" draw:text-style-name="P3" draw:layer="layout" svg:x1="27.224cm" svg:y1="13.998cm" svg:x2="23.788cm" svg:y2="13.998cm">
            <text:p/>
          </draw:line>
        </draw:g>
        <draw:line draw:style-name="gr10" draw:text-style-name="P1" draw:layer="layout" svg:x1="10.208cm" svg:y1="4.24cm" svg:x2="10.208cm" svg:y2="19.48cm">
          <text:p/>
        </draw:line>
        <draw:frame draw:style-name="gr11" draw:text-style-name="P5" draw:layer="layout" svg:width="6.64cm" svg:height="0.962cm" svg:x="2.094cm" svg:y="3.302cm">
          <draw:text-box>
            <text:p text:style-name="P4"><text:span text:style-name="T1">User's Web Browser</text:span></text:p>
          </draw:text-box>
        </draw:frame>
        <draw:custom-shape draw:style-name="gr7" draw:text-style-name="P2" draw:layer="Layout" svg:width="2.917cm" svg:height="1.524cm" svg:x="18.781cm" svg:y="11.632cm">
          <text:p text:style-name="P2">Submit</text:p>
          <text:p text:style-name="P2">Proxy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6.764cm" svg:y1="14.432cm" svg:x2="18.581cm" svg:y2="13.162cm">
          <text:p/>
        </draw:line>
        <draw:line draw:style-name="gr12" draw:text-style-name="P1" draw:layer="layout" svg:x1="21.844cm" svg:y1="12.632cm" svg:x2="23.508cm" svg:y2="12.604cm">
          <text:p/>
        </draw:line>
        <draw:frame draw:style-name="gr2" draw:text-style-name="P4" draw:layer="layout" svg:width="1.81cm" svg:height="0.962cm" svg:x="24.208cm" svg:y="10.046cm">
          <draw:text-box>
            <text:p text:style-name="P4"><text:span text:style-name="T1">Grid</text:span></text:p>
          </draw:text-box>
        </draw:frame>
        <draw:frame draw:style-name="gr8" draw:text-style-name="P1" draw:layer="layout" svg:width="1.774cm" svg:height="1.524cm" svg:x="24.11cm" svg:y="11.062cm">
          <draw:image xlink:href="Pictures/10000201000000B4000000B4A2992366.png" xlink:type="simple" xlink:show="embed" xlink:actuate="onLoad">
            <text:p/>
          </draw:image>
        </draw:frame>
        <draw:frame draw:style-name="gr8" draw:text-style-name="P1" draw:layer="layout" svg:width="1.774cm" svg:height="1.524cm" svg:x="25.269cm" svg:y="12.304cm">
          <draw:image xlink:href="Pictures/10000201000000B4000000B4A2992366.png" xlink:type="simple" xlink:show="embed" xlink:actuate="onLoad">
            <text:p/>
          </draw:image>
        </draw:frame>
        <draw:frame draw:style-name="gr8" draw:text-style-name="P1" draw:layer="layout" svg:width="2.662cm" svg:height="2.87cm" svg:x="18.98cm" svg:y="15.804cm">
          <draw:image xlink:href="Pictures/10000201000000B4000000B4A2992366.png" xlink:type="simple" xlink:show="embed" xlink:actuate="onLoad">
            <text:p/>
          </draw:image>
        </draw:frame>
        <draw:frame draw:style-name="gr13" draw:text-style-name="P5" draw:layer="layout" svg:width="4.376cm" svg:height="1.673cm" svg:x="21.035cm" svg:y="17.504cm">
          <draw:text-box>
            <text:p text:style-name="P4"><text:span text:style-name="T1">Visualization</text:span></text:p>
            <text:p text:style-name="P2"><text:span text:style-name="T1">Servers</text:span></text:p>
          </draw:text-box>
        </draw:frame>
        <draw:line draw:style-name="gr12" draw:text-style-name="P1" draw:layer="layout" svg:x1="16.776cm" svg:y1="15.518cm" svg:x2="18.862cm" svg:y2="16.78cm">
          <text:p/>
        </draw:line>
        <draw:custom-shape draw:style-name="gr23" draw:text-style-name="P6" draw:layer="Layout" svg:width="2.676cm" svg:height="2.532cm" svg:x="21.6cm" svg:y="14.8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6" draw:layer="Layout" svg:width="2.794cm" svg:height="2.332cm" svg:x="10.815cm" svg:y="12.4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1" draw:layer="layout" svg:width="2.153cm" svg:height="2.177cm" svg:x="21.853cm" svg:y="15.038cm">
          <draw:image xlink:href="Pictures/100002010000019000000190EA795408.png" xlink:type="simple" xlink:show="embed" xlink:actuate="onLoad">
            <text:p/>
          </draw:image>
        </draw:frame>
        <draw:frame draw:style-name="gr8" draw:text-style-name="P1" draw:layer="layout" svg:width="2.206cm" svg:height="1.876cm" svg:x="11.075cm" svg:y="12.685cm">
          <draw:image xlink:href="Pictures/100000000000032000000271146C43E6.png" xlink:type="simple" xlink:show="embed" xlink:actuate="onLoad">
            <text:p/>
          </draw:image>
        </draw:frame>
        <draw:frame draw:style-name="gr16" draw:text-style-name="P7" draw:layer="layout" svg:width="4.414cm" svg:height="2.384cm" svg:x="10.308cm" svg:y="14.841cm">
          <draw:text-box>
            <text:p text:style-name="P2"><text:span text:style-name="T1">Tool</text:span></text:p>
            <text:p text:style-name="P2"><text:span text:style-name="T1">Session</text:span></text:p>
            <text:p text:style-name="P2"><text:span text:style-name="T1">Containers</text:span></text:p>
          </draw:text-box>
        </draw:frame>
        <draw:frame draw:style-name="gr17" draw:text-style-name="P5" draw:layer="layout" svg:width="7.768cm" svg:height="0.962cm" svg:x="15.781cm" svg:y="3.31cm">
          <draw:text-box>
            <text:p text:style-name="P4"><text:span text:style-name="T1">HUBzero Infrastructure</text:span></text:p>
          </draw:text-box>
        </draw:frame>
        <draw:line draw:style-name="gr18" draw:text-style-name="P1" draw:layer="layout" svg:x1="8.963cm" svg:y1="6.64cm" svg:x2="17.526cm" svg:y2="6.604cm">
          <text:p/>
        </draw:line>
        <draw:line draw:style-name="gr19" draw:text-style-name="P1" draw:layer="layout" svg:x1="17.526cm" svg:y1="6.604cm" svg:x2="17.526cm" svg:y2="8.868cm">
          <text:p/>
        </draw:line>
        <draw:line draw:style-name="gr19" draw:text-style-name="P1" draw:layer="layout" svg:x1="17.526cm" svg:y1="8.868cm" svg:x2="15.748cm" svg:y2="8.868cm">
          <text:p/>
        </draw:line>
        <draw:line draw:style-name="gr19" draw:text-style-name="P1" draw:layer="layout" svg:x1="15.748cm" svg:y1="8.868cm" svg:x2="15.748cm" svg:y2="14.478cm">
          <text:p/>
        </draw:line>
        <draw:line draw:style-name="gr12" draw:text-style-name="P1" draw:layer="layout" svg:x1="17.526cm" svg:y1="6.65cm" svg:x2="17.526cm" svg:y2="8.868cm">
          <text:p/>
        </draw:line>
        <draw:line draw:style-name="gr12" draw:text-style-name="P1" draw:layer="layout" svg:x1="15.748cm" svg:y1="11.868cm" svg:x2="15.748cm" svg:y2="13.939cm">
          <text:p/>
        </draw:line>
        <draw:line draw:style-name="gr12" draw:text-style-name="P1" draw:layer="layout" svg:x1="9.276cm" svg:y1="6.64cm" svg:x2="13.594cm" svg:y2="6.642cm">
          <text:p/>
        </draw:line>
        <draw:frame draw:style-name="gr16" draw:text-style-name="P7" draw:layer="layout" svg:width="3.662cm" svg:height="1.673cm" svg:x="13.716cm" svg:y="18.18cm">
          <draw:text-box>
            <text:p text:style-name="P2"><text:span text:style-name="T1">Execution Hosts</text:span></text:p>
          </draw:text-box>
        </draw:frame>
        <draw:frame draw:style-name="gr1" draw:text-style-name="P1" draw:layer="layout" svg:width="6.862cm" svg:height="4.807cm" svg:x="2.101cm" svg:y="4.736cm">
          <draw:image xlink:href="Pictures/10000201000001F6000001663479593F.png" xlink:type="simple" xlink:show="embed" xlink:actuate="onLoad">
            <text:p/>
          </draw:image>
        </draw:frame>
        <draw:frame draw:style-name="gr25" draw:text-style-name="P9" draw:layer="layout" svg:width="0.853cm" svg:height="0.962cm" svg:x="8.963cm" svg:y="5.405cm">
          <draw:text-box draw:corner-radius="4.173cm">
            <text:p text:style-name="P9"><text:span text:style-name="T1">1</text:span></text:p>
          </draw:text-box>
        </draw:frame>
        <draw:frame draw:style-name="gr2" draw:text-style-name="P9" draw:layer="layout" svg:width="0.853cm" svg:height="0.962cm" svg:x="13.125cm" svg:y="5.425cm">
          <draw:text-box>
            <text:p text:style-name="P9"><text:span text:style-name="T1">2</text:span></text:p>
          </draw:text-box>
        </draw:frame>
        <draw:frame draw:style-name="gr2" draw:text-style-name="P9" draw:layer="layout" svg:width="0.853cm" svg:height="0.962cm" svg:x="16.673cm" svg:y="7.558cm">
          <draw:text-box>
            <text:p text:style-name="P9"><text:span text:style-name="T1">3</text:span></text:p>
          </draw:text-box>
        </draw:frame>
        <draw:frame draw:style-name="gr2" draw:text-style-name="P9" draw:layer="layout" svg:width="0.853cm" svg:height="0.962cm" svg:x="14.641cm" svg:y="13.077cm">
          <draw:text-box draw:corner-radius="2.177cm">
            <text:p text:style-name="P9"><text:span text:style-name="T1">4</text:span></text:p>
          </draw:text-box>
        </draw:frame>
        <draw:frame draw:style-name="gr2" draw:text-style-name="P9" draw:layer="layout" svg:width="0.853cm" svg:height="0.962cm" svg:x="11.648cm" svg:y="11.175cm">
          <draw:text-box>
            <text:p text:style-name="P9"><text:span text:style-name="T1">5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5T11:14:02.346897379</meta:creation-date>
    <meta:editing-duration>PT14H38M8S</meta:editing-duration>
    <meta:editing-cycles>7</meta:editing-cycles>
    <dc:date>2014-02-06T10:26:33.411082691</dc:date>
    <meta:generator>LibreOffice/4.1.4.2$Linux_X86_64 LibreOffice_project/410m0$Build-2</meta:generator>
    <meta:document-statistic meta:object-count="183"/>
  </office:meta>
</office:document-meta>
</file>